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Text">Email Hosting Comparison and Recommendation for Privacy-Conscious Deployment</text:p>
      <text:p text:style-name="Text">---</text:p>
      <text:p text:style-name="Text">1. Objective
To determine the most suitable and secure email hosting solution for a user with accounts at both DigitalOcean and GoDaddy, considering self-hosted and managed options, with particular focus on privacy, cost-effectiveness, and long-term maintainability.</text:p>
      <text:p text:style-name="Text">---</text:p>
      <text:p text:style-name="Text">2. DIY Email Hosting Comparison: DigitalOcean vs GoDaddy</text:p>
      <text:p text:style-name="Text">DigitalOcean
- Setup Type: VPS-based email server (e.g., Postfix, Dovecot)
- Monthly Cost:
  - Droplet (1GB RAM): $5–$7
  - Optional Block Storage: $1 per 10GB
  - Backups: ~20% of droplet cost ($1–$2)
- Pros:
  - Full server and data control
  - Cost-effective at scale
- Cons:
  - Requires technical skill to set up and maintain
  - Risk of deliverability issues (IP reputation, DNS config)
  - Needs to manually set up SPF, DKIM, DMARC, TLS, spam filters</text:p>
      <text:p text:style-name="Text">GoDaddy
- Setup Type: Shared cPanel email or Microsoft 365
- Monthly Cost:
  - Professional Email: $2–$4/user
  - Microsoft 365: ~$6/user
- Pros:
  - Easy setup with customer support
  - Strong deliverability
- Cons:
  - Limited user control and transparency
  - Higher cost for additional features and users</text:p>
      <text:p text:style-name="Text">---</text:p>
      <text:p text:style-name="Text">3. Managed Email Providers with Security Features</text:p>
      <text:p text:style-name="Text">| Provider         | Monthly Cost | Privacy Features                                           | Storage           |
|------------------|---------------|------------------------------------------------------------|--------------------|
| ProtonMail       | $4–$10       | End-to-end encryption, zero-access, no IP logging          | 15–500GB           |
| Tutanota         | $1.20–$7.20  | E2EE, anonymous sign-up, open source                       | 1–10GB             |
| Zoho Mail        | $1–$4        | SPF/DKIM/DMARC, spam filtering, virus protection           | 5–50GB             |
| Skiff Mail       | Free–$10     | End-to-end encryption, decentralized identity              | 10GB–1TB           |
| Google Workspace | $6           | Industry-leading spam filters, S/MIME, strong reputation   | 30GB               |
| Microsoft 365    | $6–$10       | Spam filters, MFA, some encryption (on premium plans)      | 50GB+              |</text:p>
      <text:p text:style-name="Text">Security Feature Comparison:</text:p>
      <text:p text:style-name="Text">| Feature                  | Proton | Tutanota | Skiff | Zoho | Google | GoDaddy (M365) |
|--------------------------|--------|----------|-------|------|--------|----------------|
| SPF/DKIM/DMARC           | ✅     | ✅       | ✅    | ✅   | ✅     | ✅             |
| End-to-End Encryption    | ✅     | ✅       | ✅    | ❌   | ❌     | ❌             |
| Zero-Access Architecture| ✅     | ✅       | ✅    | ❌   | ❌     | ❌             |
| 2FA / MFA                | ✅     | ✅       | ✅    | ✅   | ✅     | ✅             |
| Anonymous Sign-up       | ✅     | ✅       | ✅    | ❌   | ❌     | ❌             |</text:p>
      <text:p text:style-name="Text">---</text:p>
      <text:p text:style-name="Text">4. Recommendations by Priority</text:p>
      <text:p text:style-name="Text">Best Privacy + Strong Deliverability (Minimal Setup)
- Use ProtonMail or Skiff with a custom domain.
  - Ideal for users wanting anonymity, E2EE, and privacy compliance.</text:p>
      <text:p text:style-name="Text">Best Cost-Benefit with Business Features
- Zoho Mail Standard or Google Workspace Starter
  - Good balance of deliverability, support, and cost.</text:p>
      <text:p text:style-name="Text">Most Control &amp; Custom Config
- DigitalOcean + Mailcow/Poste.io
  - Recommended only for advanced users who want to own their stack.</text:p>
      <text:p text:style-name="Text">---</text:p>
      <text:p text:style-name="Text">5. Preferred Setup Option
Privacy-Focused, Custom Domain, Low Maintenance:
- Domain: Registered at GoDaddy
- Email Hosting: ProtonMail Mail Plus (~$5/mo)
- DNS: Set SPF/DKIM/DMARC on GoDaddy DNS panel
- Security: E2EE by default, no metadata leaks
- Deliverability: Excellent within privacy community</text:p>
      <text:p text:style-name="Text">---</text:p>
      <text:p text:style-name="Text">6. Total Cost Estimate (1 User, Monthly)</text:p>
      <text:p text:style-name="Text">| Service               | Estimated Cost | Notes                        |
|------------------------|-----------------|-------------------------------|
| ProtonMail + Domain    | ~$5             | Annual domain ~$10–$20 extra |
| Zoho Mail              | ~$1–$4          | Less private, good deliverability |
| DigitalOcean DIY       | ~$10–$15        | VPS + config time + updates  |
| Microsoft 365 (GoDaddy)| ~$6–$10         | Full-featured, less private  |</text:p>
      <text:p text:style-name="Text">---</text:p>
      <text:p text:style-name="Text">7. Final Developer Notes
- Consider privacy-respecting providers for user-centric apps.
- Evaluate trade-offs between convenience and control.
- Setup SPF/DKIM/DMARC regardless of provider.
- Avoid hosting your own email unless absolutely required for custom routing or regulatory compliance.</text:p>
      <text:p text:style-name="Text">---</text:p>
      <text:p text:style-name="Text">Prepared: June 11, 2025
Compiled for internal discussion and developer planning.
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ext" style:family="paragraph" style:display-name="Text"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